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officeooo:rsid="001c5e2f" officeooo:paragraph-rsid="001c8270"/>
    </style:style>
    <style:style style:name="P3" style:family="paragraph" style:parent-style-name="Standard">
      <style:text-properties officeooo:rsid="001cdb07" officeooo:paragraph-rsid="001fd3c1"/>
    </style:style>
    <style:style style:name="T1" style:family="text">
      <style:text-properties officeooo:rsid="001c8270"/>
    </style:style>
    <style:style style:name="T2" style:family="text">
      <style:text-properties officeooo:rsid="001cc842"/>
    </style:style>
    <style:style style:name="T3" style:family="text">
      <style:text-properties officeooo:rsid="001e9a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ly describe your research topic, main results, and its potential impact. (up to 1500 characters)</text:p>
      <text:p text:style-name="Standard"/>
      <text:p text:style-name="P2">My research in Dr. Durfee’s lab this semester has consisted of computationally simulating a new method of optical imaging simultaneously being developed in the lab. IPSII <text:span text:style-name="T1">(Interference Pattern Structured Illumination Imaging) </text:span>is the new imaging method, <text:span text:style-name="T1">and it works by projecting a laser interference pattern onto an object, and from the reflected light of the projected pattern we can derive the Fourier coefficients with which we then reconstruct an image of the original object through a Fourier transform. My work</text:span> focused primarily on the aberrational effects of the imaging process such as “IPSII shadows.” <text:span text:style-name="T2">which are</text:span> are <text:span text:style-name="T1">the absence of the projected illumination pattern caused by the object depth. Since they cause abnormalities in the reflected light we measure, we wanted to know what kind of effect they had when we tried to recreate the image of the object. I am still working on determining its effects, but hope to be done with the project soon. Preliminary results show only minimal effects. If the minimal effect of the “IPSII shadows” holds true with more testing, then we can neglect the shadows in further development of the imaging method without losing efficiency.</text:span></text:p>
      <text:p text:style-name="Standard"/>
      <text:p text:style-name="P1">Describe your mentored experience. How has this experience impacted your education? (up to 1500 characters) <text:line-break/>What would you like to share with generous donors who have helped make this mentored experience possible?</text:p>
      <text:p text:style-name="Standard"/>
      <text:p text:style-name="P3">Doing research under Dr. Durfee has taught me a lot about time management in school while concurrently working a part-time job. The flexible schedule I was provided taught me to become more self-motivated and make the time that I need for the important things in my life. Working on the specific projected I have been working on has taught me new programming skills that are widely applicable, and also some that are very specific to Python. Recently, I worked on a little side project that I had done at the beginning of the semester, and it took me five minutes to do what it had taken me a week to do back then, and I was able to accomplish the task more efficiently too. <text:span text:style-name="T3">My advisor</text:span> has provided <text:span text:style-name="T3">educational opportunities and advice each week at our lab meeting, as well as at any other time I have gone to him for help. My experience this semester has helped my understanding of research in physics academia, what it’s like, how demanding it is, and the kind of environment I want to work in professionally. It has also brought more clarity to my possible career paths for after graduation. I now plan on going to graduate school in physics, specifically optics or medical physics for different reasons. The mentored research I have done this semester has been essential to forming my great educational experience in physics here at BY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6:24:20.857034244</meta:creation-date>
    <dc:date>2018-04-11T17:27:20.135987923</dc:date>
    <meta:editing-duration>PT8M4S</meta:editing-duration>
    <meta:editing-cycles>2</meta:editing-cycles>
    <meta:generator>LibreOffice/5.1.6.2$Linux_X86_64 LibreOffice_project/10m0$Build-2</meta:generator>
    <meta:document-statistic meta:table-count="0" meta:image-count="0" meta:object-count="0" meta:page-count="1" meta:paragraph-count="4" meta:word-count="475" meta:character-count="2839" meta:non-whitespace-character-count="2367"/>
  </office:meta>
</office:document-meta>
</file>